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Narrow" svg:font-family="'Arial Narrow'"/>
    <style:font-face style:name="Arial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Orri-oin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12pt" fo:language="es" fo:country="ES" style:letter-kerning="true" style:font-name-asian="Lohit Hindi" style:font-size-asian="12pt" style:language-asian="es" style:country-asian="ES" style:font-name-complex="Times New Roman1" style:font-size-complex="12pt" style:language-complex="ar" style:country-complex="SA"/>
    </style:style>
    <style:style style:name="P2" style:family="paragraph" style:parent-style-name="Orri-oina">
      <style:paragraph-properties fo:margin-left="0cm" fo:margin-right="0cm" fo:text-align="start" style:justify-single-word="false" fo:orphans="2" fo:widows="2" fo:text-indent="0cm" style:auto-text-indent="false" fo:padding="0cm" fo:border="non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vertical-align="auto"/>
      <style:text-properties fo:color="#000000" style:font-name="Arial Narrow1" officeooo:paragraph-rsid="001105e5" style:font-name-complex="Arial Narrow1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text-autospace="none" style:vertical-align="auto"/>
      <style:text-properties fo:color="#000000" style:font-name="Arial Narrow1" officeooo:paragraph-rsid="001105e5" style:font-name-complex="Arial Narrow1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vertical-align="auto"/>
      <style:text-properties style:font-name="Arial Narrow1" officeooo:paragraph-rsid="001105e5" style:font-name-complex="Arial Narrow1"/>
    </style:style>
    <style:style style:name="P6" style:family="paragraph" style:parent-style-name="Lehenetsia">
      <style:paragraph-properties fo:margin-left="0cm" fo:margin-right="0cm" fo:orphans="2" fo:widows="2" fo:text-indent="0cm" style:auto-text-indent="false" style:vertical-align="auto"/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style:font-name="Arial Narrow1" officeooo:paragraph-rsid="000f5b3f" style:font-name-complex="Arial Narrow1"/>
    </style:style>
    <style:style style:name="P8" style:family="paragraph" style:parent-style-name="Standard">
      <style:paragraph-properties fo:text-align="justify" style:justify-single-word="false"/>
      <style:text-properties style:font-name="Arial Narrow1" officeooo:paragraph-rsid="001105e5" style:font-name-complex="Arial Narrow1"/>
    </style:style>
    <style:style style:name="P9" style:family="paragraph" style:parent-style-name="Standard">
      <style:paragraph-properties style:text-autospace="none"/>
      <style:text-properties style:font-name="Arial Narrow1" officeooo:paragraph-rsid="001105e5" style:font-name-complex="Arial Narrow1"/>
    </style:style>
    <style:style style:name="P10" style:family="paragraph" style:parent-style-name="Standard">
      <style:text-properties style:font-name="Arial Narrow1" officeooo:paragraph-rsid="001105e5" style:font-name-complex="Arial Narrow1"/>
    </style:style>
    <style:style style:name="P11" style:family="paragraph" style:parent-style-name="Standard">
      <style:paragraph-properties style:text-autospace="none"/>
      <style:text-properties style:font-name="Arial Narrow1" fo:language="es" fo:country="ES" officeooo:paragraph-rsid="001105e5" style:font-name-complex="Arial Narrow1"/>
    </style:style>
    <style:style style:name="P12" style:family="paragraph" style:parent-style-name="Standard">
      <style:paragraph-properties style:text-autospace="none"/>
      <style:text-properties fo:color="#000000" style:font-name="Arial Narrow1" officeooo:paragraph-rsid="001105e5" style:font-name-complex="Arial Narrow1"/>
    </style:style>
    <style:style style:name="P13" style:family="paragraph" style:parent-style-name="Standard">
      <style:paragraph-properties fo:text-align="justify" style:justify-single-word="false"/>
      <style:text-properties officeooo:paragraph-rsid="001105e5"/>
    </style:style>
    <style:style style:name="P14" style:family="paragraph" style:parent-style-name="Standard">
      <style:paragraph-properties style:text-autospace="none"/>
      <style:text-properties officeooo:paragraph-rsid="001105e5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000000" style:font-name="Arial Narrow1" fo:font-size="12pt" fo:language="eu" fo:country="none" officeooo:rsid="000f5b3f" officeooo:paragraph-rsid="000f5b3f" style:letter-kerning="true" style:font-name-asian="Lohit Hindi" style:font-size-asian="12pt" style:language-asian="zh" style:country-asian="CN" style:font-name-complex="Arial Narrow1" style:font-size-complex="12pt" style:language-complex="hi" style:country-complex="IN"/>
    </style:style>
    <style:style style:name="P1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 Narrow1" officeooo:paragraph-rsid="001105e5" style:font-name-complex="Arial Narrow1"/>
    </style:style>
    <style:style style:name="P1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paragraph-rsid="000fdd58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font-name="Arial Narrow" fo:font-size="10pt" fo:font-weight="normal" officeooo:paragraph-rsid="000fdd58" style:font-weight-asian="normal" style:font-weight-complex="normal"/>
    </style:style>
    <style:style style:name="P21" style:family="paragraph" style:parent-style-name="Text_20_body">
      <style:paragraph-properties fo:margin-left="1cm" fo:margin-right="0.497cm" fo:line-height="150%" fo:text-align="justify" style:justify-single-word="false" fo:orphans="2" fo:widows="2" fo:text-indent="0cm" style:auto-text-indent="false" style:vertical-align="auto"/>
      <style:text-properties fo:font-weight="normal" officeooo:paragraph-rsid="000fdd58" style:font-weight-asian="normal" style:font-weight-complex="normal"/>
    </style:style>
    <style:style style:name="P22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style:vertical-align="auto"/>
    </style:style>
    <style:style style:name="P23" style:family="paragraph" style:parent-style-name="Lehenetsia">
      <style:paragraph-properties fo:margin-left="1cm" fo:margin-right="0.497cm" fo:line-height="150%" fo:orphans="2" fo:widows="2" fo:text-indent="0cm" style:auto-text-indent="false" style:vertical-align="auto"/>
    </style:style>
    <style:style style:name="P24" style:family="paragraph" style:parent-style-name="Lehenetsia">
      <style:paragraph-properties fo:margin-left="1cm" fo:margin-right="0.497cm" fo:line-height="150%" fo:orphans="2" fo:widows="2" fo:text-indent="0cm" style:auto-text-indent="false" style:vertical-align="auto"/>
      <style:text-properties officeooo:paragraph-rsid="000f5b3f"/>
    </style:style>
    <style:style style:name="P25" style:family="paragraph" style:parent-style-name="Lehenetsia">
      <style:paragraph-properties fo:margin-left="1cm" fo:margin-right="0.497cm" fo:line-height="150%" fo:text-align="center" style:justify-single-word="false" fo:orphans="2" fo:widows="2" fo:text-indent="0cm" style:auto-text-indent="false" style:vertical-align="auto"/>
      <style:text-properties fo:color="#000000" fo:language="es" fo:country="ES"/>
    </style:style>
    <style:style style:name="P26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style:vertical-align="auto"/>
      <style:text-properties fo:color="#000000" fo:language="es" fo:country="ES" fo:font-style="italic" fo:font-weight="bold" style:language-asian="es" style:country-asian="ES" style:font-style-asian="italic" style:font-weight-asian="bold" style:font-name-complex="Times New Roman1" style:language-complex="ar" style:country-complex="SA"/>
    </style:style>
    <style:style style:name="P27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style:vertical-align="auto"/>
      <style:text-properties fo:color="#000000"/>
    </style:style>
    <style:style style:name="P28" style:family="paragraph" style:parent-style-name="Lehenetsia">
      <style:paragraph-properties fo:margin-left="1cm" fo:margin-right="0.497cm" fo:line-height="150%" fo:text-align="center" style:justify-single-word="false" fo:orphans="2" fo:widows="2" fo:text-indent="0cm" style:auto-text-indent="false" style:vertical-align="auto"/>
      <style:text-properties fo:color="#000000"/>
    </style:style>
    <style:style style:name="P29" style:family="paragraph" style:parent-style-name="Lehenetsia">
      <style:paragraph-properties fo:margin-left="1cm" fo:margin-right="0.497cm" fo:line-height="150%" fo:orphans="2" fo:widows="2" fo:text-indent="0cm" style:auto-text-indent="false" style:vertical-align="auto"/>
      <style:text-properties fo:color="#000000"/>
    </style:style>
    <style:style style:name="P30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style="normal" fo:font-weight="normal" officeooo:rsid="000f5b3f" style:letter-kerning="true" style:font-name-asian="Lohit Hindi" style:font-size-asian="12pt" style:language-asian="es" style:country-asian="E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31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style:vertical-align="auto"/>
      <style:text-properties fo:color="#000000" officeooo:rsid="000fdd58" officeooo:paragraph-rsid="000fdd58"/>
    </style:style>
    <style:style style:name="P32" style:family="paragraph" style:parent-style-name="Lehenetsia">
      <style:paragraph-properties fo:margin-left="1cm" fo:margin-right="0.497cm" fo:line-height="150%" fo:orphans="2" fo:widows="2" fo:text-indent="0cm" style:auto-text-indent="false" style:vertical-align="auto"/>
      <style:text-properties fo:color="#000000" officeooo:rsid="000f5b3f" officeooo:paragraph-rsid="000f5b3f"/>
    </style:style>
    <style:style style:name="P33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fo:padding="0.035cm" fo:border="0.74pt solid #000001" style:vertical-align="auto"/>
      <style:text-properties fo:color="#000000" fo:language="es" fo:country="ES" fo:font-style="italic" fo:font-weight="bold" style:language-asian="es" style:country-asian="ES" style:font-style-asian="italic" style:font-weight-asian="bold" style:font-name-complex="Times New Roman1" style:language-complex="ar" style:country-complex="SA"/>
    </style:style>
    <style:style style:name="P34" style:family="paragraph" style:parent-style-name="Lehenetsia">
      <style:paragraph-properties fo:margin-left="1cm" fo:margin-right="0.497cm" fo:line-height="150%" fo:text-align="justify" style:justify-single-word="false" fo:orphans="2" fo:widows="2" fo:text-indent="0cm" style:auto-text-indent="false" fo:padding="0.035cm" fo:border="0.74pt solid #000001" style:vertical-align="auto"/>
      <style:text-properties fo:color="#000000" fo:language="es" fo:country="ES" fo:font-style="italic" fo:font-weight="bold" officeooo:paragraph-rsid="000f5b3f" style:language-asian="es" style:country-asian="ES" style:font-style-asian="italic" style:font-weight-asian="bold" style:font-name-complex="Times New Roman1" style:language-complex="ar" style:country-complex="SA"/>
    </style:style>
    <style:style style:name="P35" style:family="paragraph" style:parent-style-name="Lehenetsia">
      <style:paragraph-properties fo:margin-left="2.498cm" fo:margin-right="0cm" fo:text-indent="0cm" style:auto-text-indent="false"/>
      <style:text-properties fo:color="#000000" fo:language="es" fo:country="ES" fo:font-style="normal" fo:font-weight="normal" officeooo:rsid="000f5b3f" officeooo:paragraph-rsid="000f5b3f" style:language-asian="es" style:country-asian="E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P36" style:family="paragraph" style:parent-style-name="Lehenetsia" style:master-page-name="First_20_Page">
      <style:paragraph-properties fo:margin-left="1cm" fo:margin-right="0.497cm" fo:line-height="150%" fo:text-align="center" style:justify-single-word="false" fo:orphans="2" fo:widows="2" fo:text-indent="0cm" style:auto-text-indent="false" style:page-number="auto" style:vertical-align="auto"/>
      <style:text-properties fo:color="#000000" fo:font-size="16pt" fo:language="es" fo:country="ES" fo:font-style="italic" fo:font-weight="bold" style:font-size-asian="16pt" style:language-asian="es" style:country-asian="ES" style:font-style-asian="italic" style:font-weight-asian="bold" style:font-name-complex="Times New Roman1" style:font-size-complex="16pt" style:language-complex="ar" style:country-complex="SA"/>
    </style:style>
    <style:style style:name="P37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8" style:family="paragraph" style:parent-style-name="Text_20_body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39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fo:font-weight="normal" style:font-weight-asian="normal" style:font-weight-complex="normal"/>
    </style:style>
    <style:style style:name="P41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font-name="Arial Narrow" fo:font-size="10pt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anguage="es" fo:country="ES" fo:font-style="italic" fo:font-weight="bold" style:language-asian="es" style:country-asian="ES" style:font-style-asian="italic" style:font-weight-asian="bold" style:font-name-complex="Times New Roman1" style:language-complex="ar" style:country-complex="SA"/>
    </style:style>
    <style:style style:name="T3" style:family="text">
      <style:text-properties fo:color="#000000" fo:language="es" fo:country="ES" fo:font-style="italic" fo:font-weight="bold" officeooo:rsid="000f5b3f" style:language-asian="es" style:country-asian="ES" style:font-style-asian="italic" style:font-weight-asian="bold" style:font-name-complex="Times New Roman1" style:language-complex="ar" style:country-complex="SA"/>
    </style:style>
    <style:style style:name="T4" style:family="text">
      <style:text-properties fo:color="#000000" fo:language="es" fo:country="ES" fo:font-style="italic" style:text-underline-style="none" fo:font-weight="bold" style:language-asian="es" style:country-asian="ES" style:font-style-asian="italic" style:font-weight-asian="bold" style:font-name-complex="Times New Roman1" style:language-complex="ar" style:country-complex="SA"/>
    </style:style>
    <style:style style:name="T5" style:family="text">
      <style:text-properties fo:color="#000000" fo:language="es" fo:country="ES" fo:font-style="normal" fo:font-weight="normal" style:language-asian="es" style:country-asian="E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" style:family="text">
      <style:text-properties fo:color="#000000" fo:language="es" fo:country="ES" fo:font-style="normal" fo:font-weight="normal" officeooo:rsid="000f5b3f" style:language-asian="es" style:country-asian="E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" style:family="text">
      <style:text-properties fo:color="#000000" style:font-name="Times New Roman" fo:font-size="12pt" fo:language="es" fo:country="ES" fo:font-style="normal" fo:font-weight="normal" officeooo:rsid="000f5b3f" style:letter-kerning="true" style:font-name-asian="Lohit Hindi" style:font-size-asian="12pt" style:language-asian="es" style:country-asian="E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style:font-name="Times New Roman" fo:font-size="12pt" fo:language="es" fo:country="ES" fo:font-style="normal" style:text-underline-style="none" fo:font-weight="normal" officeooo:rsid="000f5b3f" style:letter-kerning="true" style:font-name-asian="Lohit Hindi" style:font-size-asian="12pt" style:language-asian="es" style:country-asian="E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officeooo:rsid="000f5b3f"/>
    </style:style>
    <style:style style:name="T10" style:family="text">
      <style:text-properties fo:color="#000000" style:font-name="Arial Narrow1" style:font-name-complex="Arial Narrow1"/>
    </style:style>
    <style:style style:name="T11" style:family="text">
      <style:text-properties fo:color="#000000" style:font-name="Arial Narrow" fo:font-size="10pt" officeooo:rsid="000fdd58"/>
    </style:style>
    <style:style style:name="T12" style:family="text">
      <style:text-properties fo:color="#000000" style:font-name="Arial Narrow" fo:font-size="10pt" fo:font-style="italic" officeooo:rsid="000fdd58"/>
    </style:style>
    <style:style style:name="T13" style:family="text">
      <style:text-properties fo:color="#000000" officeooo:rsid="000fdd5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05e5" style:font-weight-asian="bold" style:font-weight-complex="bold"/>
    </style:style>
    <style:style style:name="T16" style:family="text">
      <style:text-properties style:font-name="Arial Narrow" fo:font-size="10pt"/>
    </style:style>
    <style:style style:name="T17" style:family="text">
      <style:text-properties style:font-name="Arial Narrow" fo:font-size="10pt" fo:font-style="italic"/>
    </style:style>
    <style:style style:name="T18" style:family="text">
      <style:text-properties style:font-name="Arial Narrow" fo:font-size="10pt" fo:font-style="italic" fo:font-weight="normal" style:font-weight-asian="normal" style:font-weight-complex="normal"/>
    </style:style>
    <style:style style:name="T19" style:family="text">
      <style:text-properties style:font-name="Arial Narrow" fo:font-size="10pt" fo:font-weight="normal" style:font-weight-asian="normal" style:font-weight-complex="normal"/>
    </style:style>
    <style:style style:name="T20" style:family="text">
      <style:text-properties style:font-name="Arial Narrow1" style:font-name-complex="Arial Narrow1"/>
    </style:style>
    <style:style style:name="T21" style:family="text">
      <style:text-properties style:font-name="Arial Narrow1" fo:language="es" fo:country="ES" style:font-name-complex="Arial Narrow1"/>
    </style:style>
    <style:style style:name="T22" style:family="text">
      <style:text-properties officeooo:rsid="001105e5"/>
    </style:style>
    <style:style style:name="T23" style:family="text">
      <style:text-properties officeooo:rsid="0011a55a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center" style:horizontal-rel="paragraph" fo:background-color="#ffffff" style:background-transparency="100%" fo:padding="0cm" fo:border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URRICULUM VITAE SIMPLIFICADO</text:p>
      <text:p text:style-name="P25"/>
      <text:p text:style-name="P33">DATOS PERSONALES</text:p>
      <text:p text:style-name="P27"/>
      <text:p text:style-name="P22"><text:span text:style-name="T2">Nombre y Apellidos: </text:span><text:span text:style-name="T3">I</text:span><text:span text:style-name="T7">ñaki Inza Cano</text:span></text:p>
      <text:p text:style-name="P30"><text:span text:style-name="T14">Nº DNI: </text:span>44129026F</text:p>
      <text:p text:style-name="P22"><text:span text:style-name="T2">Fecha nacimiento:</text:span><text:span text:style-name="T5"> </text:span><text:span text:style-name="T6">15/2/1973</text:span></text:p>
      <text:p text:style-name="P26">Domicilio profesional: </text:p>
      <text:p text:style-name="P35">Facultad de Informática</text:p>
      <text:p text:style-name="P35">Universidad del País Vasco – Euskal Herriko Unibertsitatea</text:p>
      <text:p text:style-name="P35">Donostia – San Sebastián </text:p>
      <text:p text:style-name="P35"/>
      <text:p text:style-name="P22"><text:span text:style-name="T2">Teléfono: </text:span><text:span text:style-name="T5">94</text:span><text:span text:style-name="T6">3015026</text:span></text:p>
      <text:p text:style-name="P22"><text:span text:style-name="T2">e-mail:</text:span><text:span text:style-name="T4"> </text:span><text:a xlink:type="simple" xlink:href="mailto:mikel.egana.aranguren@gmail.com">i</text:a><text:span text:style-name="T8">naki.inza@ehu.es</text:span></text:p>
      <text:p text:style-name="P28"/>
      <text:p text:style-name="P33">FORMACIÓN ACADÉMICA</text:p>
      <text:p text:style-name="P27"/>
      <text:p text:style-name="P23"><text:span text:style-name="T1">200</text:span><text:span text:style-name="T9">2</text:span><text:span text:style-name="T1"> – Doctor en Informática por la </text:span><text:span text:style-name="T9">UPV/EHU</text:span></text:p>
      <text:p text:style-name="P24"><text:span text:style-name="T9">1997</text:span><text:span text:style-name="T1"> – Licenciado en </text:span><text:span text:style-name="T9">Informática por la UPV/EHU</text:span></text:p>
      <text:p text:style-name="P29"/>
      <text:p text:style-name="P34">EXPERIENCIA PROFESIONAL EN EL ÁMBITO DEL TÍTULO PROPIO</text:p>
      <text:p text:style-name="P29"/>
      <text:p text:style-name="P32">Se adjunta <text:span text:style-name="T23">información de</text:span> <text:span text:style-name="T14">contratos</text:span> con empresas resolviendo distintos <text:span text:style-name="T14">problemas bioinformáticos</text:span> en los que se ha participado: </text:p>
      <text:p text:style-name="P7">Título del contrato/proyecto: Análisis y minería de datos sobre datos de oftalmología</text:p>
      <text:p text:style-name="P7">Tipo de contrato: Contrato para la realización de tareas minería de datos </text:p>
      <text:p text:style-name="P7">Empresa/Administración financiadora: Instituto Clínico Quirúrgico de Oftalmología (ICQO) - BILBOFTAL</text:p>
      <text:p text:style-name="P7">Entidades participantes: Grupo de investigación ISG (UPV-EHU)</text:p>
      <text:p text:style-name="P7">Duración, <text:s/>desde: 23-3-2012<text:tab/><text:tab/>hasta: 16-4-2012</text:p>
      <text:p text:style-name="P7">Investigador responsable: A. Pérez</text:p>
      <text:p text:style-name="P7">Número de investigadores participantes: 5</text:p>
      <text:p text:style-name="P15">Precio total del proyecto: 600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ítulo del contrato/proyecto: Búsqueda de biomarcadores diferencialmente expresados para detección de fallo en cirugía ocular</text:p>
      <text:p text:style-name="P7">Tipo de contrato: Contrato para la realización de tareas de minería de datos sobre datos de oftalmología</text:p>
      <text:p text:style-name="P7">Empresa/Administración financiadora: Bioftalmik S.L.</text:p>
      <text:p text:style-name="P7">Entidades participantes: Grupo de investigación ISG (UPV-EHU)</text:p>
      <text:p text:style-name="P7">Duración, <text:s/>desde: 15-8-2010<text:tab/><text:tab/>hasta: 2-9-2010</text:p>
      <text:p text:style-name="P7">Investigador responsable: I. Inza</text:p>
      <text:p text:style-name="P7">Número de investigadores participantes: 4</text:p>
      <text:p text:style-name="P15">Precio total del proyecto: 2.124 </text:p>
      <text:p text:style-name="P15"/>
      <text:p text:style-name="P7"/>
      <text:p text:style-name="P7">Título del contrato/proyecto: Creación de modelos clasificatorios multidimensionales a partir de datos</text:p>
      <text:p text:style-name="P7">Tipo de contrato: Contrato para la realización de tareas de minería de datos sobre datos de diversas enfermedades</text:p>
      <text:p text:style-name="P7">Empresa/Administración financiadora: Progenika Biopharma S.A. </text:p>
      <text:p text:style-name="P7">Entidades participantes: Grupo de investigación ISG (UPV-EHU)</text:p>
      <text:p text:style-name="P7">Duración, <text:s/>desde: 14-6-2008<text:tab/><text:tab/>hasta: 15-12-2008</text:p>
      <text:p text:style-name="P7">Investigador responsable: J.A. Lozano</text:p>
      <text:p text:style-name="P7">Número de investigadores participantes: 4</text:p>
      <text:p text:style-name="P15">Precio total del proyecto: 12.000,20</text:p>
      <text:p text:style-name="P15"/>
      <text:p text:style-name="P7"/>
      <text:p text:style-name="P7">Título del contrato/proyecto: Asesoría técnica en el diseño experimental de un estudio con microarrays de ADN</text:p>
      <text:p text:style-name="P7">Tipo de contrato: Contrato para la realización del diseño del análisis de la experimentación con microarrays de ADN que facilite un posterior análisis de minería de datos</text:p>
      <text:p text:style-name="P7">Empresa/Administración financiadora: Fundación Centro Tecnológico Gaiker</text:p>
      <text:p text:style-name="P7">Entidades participantes: Grupo de investigación ISG (UPV-EHU)</text:p>
      <text:p text:style-name="P7">Duración, <text:s/>desde: 20-6-2007<text:tab/><text:tab/>hasta: 2-7-2007</text:p>
      <text:p text:style-name="P7">Investigador responsable: I. Inza</text:p>
      <text:p text:style-name="P7">Número de investigadores participantes: 3</text:p>
      <text:p text:style-name="P15">Precio total del proyecto: 3.480 </text:p>
      <text:p text:style-name="P15"/>
      <text:p text:style-name="P7"/>
      <text:p text:style-name="P7">Título del contrato/proyecto: Creación de modelos estadísticos a partir de datos clínicos y genéticos provenientes de una muestra de enfermos con colitis y enfermedad de Crohn</text:p>
      <text:p text:style-name="P7">Tipo de contrato: Contrato para la realización de análisis bioinformáticos basados en clasificación supervisada sobre microarrays de ADN provenientes de pacientes con colitis y la enfermedad de Crohn</text:p>
      <text:p text:style-name="P7">Empresa/Administración financiadora: Progenika Biopharma S.A.</text:p>
      <text:p text:style-name="P7">Entidades participantes: Progenika Biopharma, Grupo de investigación ISG (UPV-EHU)</text:p>
      <text:p text:style-name="P7">Duración, <text:s/>desde: 15-10-2006<text:tab/><text:tab/>hasta: 1-1-2007</text:p>
      <text:p text:style-name="P7">Investigador responsable: J.A. Lozano</text:p>
      <text:p text:style-name="P7">Número de investigadores participantes: 3</text:p>
      <text:p text:style-name="P15">Precio total del proyecto: 13.535,81</text:p>
      <text:p text:style-name="P15"/>
      <text:p text:style-name="P7"/>
      <text:p text:style-name="P7"/>
      <text:p text:style-name="P7"><text:soft-page-break/>Título del contrato/proyecto: Análisis bioinformático de microarrays</text:p>
      <text:p text:style-name="P7">Tipo de contrato: Contrato para la realización de análisis bioinformáticos basados en clasificación supervisada sobre microarrays de ADN provenientes de líneas celulares</text:p>
      <text:p text:style-name="P7">Empresa/Administración financiadora: Fundación Centro Tecnológico Gaiker</text:p>
      <text:p text:style-name="P7">Entidades participantes: Fundación Centro Tecnológico Gaiker, Grupo de investigación ISG (UPV-EHU)</text:p>
      <text:p text:style-name="P7">Duración, <text:s/>desde: 6-11-2006<text:tab/><text:tab/>hasta: 15-12-2006</text:p>
      <text:p text:style-name="P7">Investigador responsable: I. Inza</text:p>
      <text:p text:style-name="P7">Número de investigadores participantes: 3</text:p>
      <text:p text:style-name="P15">Precio total del proyecto: 3.480</text:p>
      <text:p text:style-name="P15"/>
      <text:p text:style-name="P15"/>
      <text:p text:style-name="P34">PUBLICACIONES</text:p>
      <text:p text:style-name="P31">Publicaciones en <text:span text:style-name="T14">revistas internacionales con factor de impacto (ISI) en el área de la bioinformática: </text:span></text:p>
      <text:p text:style-name="P31"/>
      <text:p text:style-name="P21"><text:span text:style-name="T16">J.L. Flores, I. Inza, P. Larrañaga, B. Calvo (2013). A new measure for gene expression biclustering based on non-parametric correlation. </text:span><text:span text:style-name="T17">Computer Methods and Programs in Biomedicine, </text:span><text:span text:style-name="T16">112(3), 367-397.</text:span><text:span text:style-name="T11"> <text:s/></text:span></text:p>
      <text:p text:style-name="P21"><text:span text:style-name="T11">A. Garcia-Bilbao, R. Armañanzas, Z. Ispizua, B. Calvo, A. Alonso-Varona, I. Inza, P. Larrañaga, G. <text:s text:c="4"/>López-Vivanco, B. Suárez-Merino, M. Betanzos (2012). Identification of a biomarker panel for colorectal cancer diagnosis. </text:span><text:span text:style-name="T12">BMC Cancer</text:span><text:span text:style-name="T11">, 12:43. </text:span><text:span text:style-name="T13"> </text:span></text:p>
      <text:list xml:id="list8202522322569832463" text:style-name="L1">
        <text:list-header>
          <text:p text:style-name="P37"><text:span text:style-name="T16">R. Armañanzas, Y. Saeys, I. Inza, M. García-Torres, C. Bielza, Y. van de Peer, P. Larrañaga (2011). Peakbin selection in mass spectrometry data using a consensus approach with estimation of distribution algorithms. </text:span><text:span text:style-name="T17">IEEE/ACM Transactions on Computational Biology and Bioinformatics</text:span><text:span text:style-name="T16">, 8(3), 760-774. </text:span></text:p>
        </text:list-header>
      </text:list>
      <text:p text:style-name="P17"><text:span text:style-name="T16"><text:tab/>R. Armañanzas, B. Calvo, I. Inza, M. López-Hoyos, V. Martínez-Taboada, E. Ucar, I. Bernales, A. <text:tab/>Fullaondo, P. Larrañaga, A. M. Zubiaga (2009). Microarray analysis of autoimmune diseases by machine <text:tab/>learning procedures. </text:span><text:span text:style-name="T17">IEEE Transactions on Information Technology in Biomedicine</text:span><text:span text:style-name="T16">, 13(3), 341-350. </text:span></text:p>
      <text:list xml:id="list877928223120829936" text:style-name="L2">
        <text:list-header>
          <text:p text:style-name="P39"><text:span text:style-name="T16">J.A. Fernandes, X. Irigoien, J.A. Lozano, I. Inza (2009). Optimizing the number of classes in automated zooplankton classification. </text:span><text:span text:style-name="T17">Journal of Plankton Research, </text:span><text:span text:style-name="T16">31(1), 19-29.</text:span> </text:p>
          <text:p text:style-name="P39"/>
        </text:list-header>
      </text:list>
      <text:list xml:id="list1149333107237685460" text:style-name="L3">
        <text:list-header>
          <text:p text:style-name="P40"><text:span text:style-name="T16">D. Otaegui, S.E. Baranzini, R. Armañanzas, B. Calvo, M. Muñoz-Culla, P. Khankhanian, I. Inza, J.A. Lozano, T. Castillo-Triviño, A. Asensio, J. Olaskoaga, A. López de Munain (2009). Differential micro RNA expression in PBMC from multiple sclerosis patients. </text:span><text:span text:style-name="T17">PLoS ONE</text:span><text:span text:style-name="T16">, 4(7), e6309. </text:span></text:p>
          <text:p text:style-name="P41"/>
        </text:list-header>
      </text:list>
      <text:list xml:id="list6608308227887932199" text:style-name="L4">
        <text:list-header>
          <text:p text:style-name="P38"><text:span text:style-name="T16">A. Sáenz, M. Azpitarte, R. Armañanzas, F. Leturq, A. Alzualde, I. Inza, F. García-Bragado, G. De la Herran, J. Corcuera, A. Cabello, C. Navarro, C. De la Torre, E. Gallardo, I. Illa, A. López de Munain (2008). Gene expression profiling in Limb-Girdle Muscular Dystrophy 2A. </text:span><text:span text:style-name="T17">PLoS ONE</text:span><text:span text:style-name="T16">, 3(11), e3750. </text:span></text:p>
        </text:list-header>
      </text:list>
      <text:p text:style-name="P17"><text:span text:style-name="T16"><text:tab/>R. Armañanzas, I. Inza, P. Larrañaga (2008). Detecting reliable gene interactions by a hierarchy of <text:tab/>Bayesian network classifiers. </text:span><text:span text:style-name="T17">Computer Methods and Programs in Biomedicine</text:span><text:span text:style-name="T16">, 91(2), 110-121.</text:span></text:p>
      <text:p text:style-name="P17"><text:span text:style-name="T16"><text:tab/>Y. Saeys, I. Inza, P. Larrañaga (2007). A review of feature selection techniques in bioinformatics. <text:tab/></text:span><text:span text:style-name="T17">Bioinformatics</text:span><text:span text:style-name="T16">, 23, 2507-2517.</text:span></text:p>
      <text:p text:style-name="P20"><text:tab/></text:p>
      <text:p text:style-name="P18"><text:soft-page-break/><text:span text:style-name="T16"><text:tab/>P. Larrañaga, B. Calvo, R. Santana, C. Bielza, J. Galdiano, I. Inza, J. A. Lozano, R. Armañanzas, G. <text:tab/>Santafé, A. Pérez, V. Robles (2006). Machine Learning in Bioinformatics. </text:span><text:span text:style-name="T17">Briefings in Bioinformatics</text:span><text:span text:style-name="T16">, 7(1), <text:tab/>86-112. </text:span></text:p>
      <text:p text:style-name="P17"><text:span text:style-name="T16"><text:tab/>I. Inza, P. Larrañaga, R. Blanco, A.J. Cerrolaza (2004). Filter versus wrapper gene selection approaches in <text:tab/>DNA microarray domains. </text:span><text:span text:style-name="T17">Artificial Intelligence in Medicine,</text:span><text:span text:style-name="T16"> special issue in "Data mining in genomics <text:tab/>and proteomics", 31(2), 91-103. </text:span></text:p>
      <text:p text:style-name="P19"><text:span text:style-name="T19"><text:tab/>R. Blanco, P. Larrañaga, I. Inza, B. Sierra (2004). Gene selection for cancer classification using wrapper <text:tab/>approaches. </text:span><text:span text:style-name="T18">International Journal of Pattern Recognition and Artificial Intelligence, </text:span><text:span text:style-name="T19">18(8), 1373-1390.</text:span></text:p>
      <text:p text:style-name="P19"><text:span text:style-name="T16"><text:tab/>I. Inza, B. Sierra, R. Blanco, P. Larrañaga (2002). Gene selection by sequential wrapper approaches in <text:tab/>microarray cancer class prediction. </text:span><text:span text:style-name="T17">Journal of Intelligent and Fuzzy Systems, </text:span><text:span text:style-name="T16">12/1, 25-34. </text:span></text:p>
      <text:p text:style-name="P31"/>
      <text:p text:style-name="P31"/>
      <text:p text:style-name="P33">PROYECTOS RELEVANTES</text:p>
      <text:p text:style-name="P27"/>
      <text:p text:style-name="P6"><text:tab/><text:span text:style-name="T22">Participación en </text:span><text:span text:style-name="T15">proyectos con aplicaciones en el ámbito de la bioinformática</text:span><text:span text:style-name="T22">: </text:span></text:p>
      <text:p text:style-name="P6"/>
      <text:p text:style-name="P9">Título del proyecto: Modelado probabilístico en aprendizaje automático y optimización: aprendizaje de modelos, permutaciones y series temporales (TIN2013-41272-P)</text:p>
      <text:p text:style-name="P9">Entidad financiadora: Ministerio de Economía y Competitividad </text:p>
      <text:p text:style-name="P9">Entidades participantes: grupo ISG (UPV-EHU) </text:p>
      <text:p text:style-name="P8">Duración, <text:s/>desde: 1-1-2014<text:tab/><text:tab/>hasta: 31-12-2016<text:tab/><text:tab/>Cuantía de la subvención: 84.300</text:p>
      <text:p text:style-name="P8">Investigador responsable: J. A. Lozano</text:p>
      <text:p text:style-name="P3">Número de investigadores participantes: 15</text:p>
      <text:p text:style-name="P6"/>
      <text:p text:style-name="P9">Título del proyecto: Desarrollo y transferencia de un sistema de diagnóstico molecular, no invasivo, de cáncer colorectal en sangre periférica (DFVPIC11/13)</text:p>
      <text:p text:style-name="P9">Entidad financiadora: Diputación Foral de Bizkaia</text:p>
      <text:p text:style-name="P9">Entidades participantes: grupo ISG (UPV-EHU) – Centro Tecnológico Gaiker – Osakidetza (BIOEF)</text:p>
      <text:p text:style-name="P8">Duración, <text:s/>desde: 1-9-2011<text:tab/><text:tab/>hasta: 31-12-2012<text:tab/><text:tab/>Cuantía de la subvención: 9.908,22</text:p>
      <text:p text:style-name="P8">Investigador responsable: I. Inza</text:p>
      <text:p text:style-name="P5">Número de investigadores participantes: 10</text:p>
      <text:p text:style-name="P5"/>
      <text:p text:style-name="P9"/>
      <text:p text:style-name="P9">Título del proyecto: Biomarcadores en la esclerosis múltiple (SAIOTEK-BIOEM)</text:p>
      <text:p text:style-name="P9">Entidad financiadora: Departamento de Industria – Gobierno Vasco</text:p>
      <text:p text:style-name="P9">Entidades participantes: grupo ISG (UPV-EHU) – Hospital Donostia</text:p>
      <text:p text:style-name="P8">Duración, <text:s/>desde: 1-1-2011<text:tab/><text:tab/>hasta: 31-12-2012<text:tab/><text:tab/>Cuantía de la subvención: 2.320,67</text:p>
      <text:p text:style-name="P8">Investigador responsable: I. Inza</text:p>
      <text:p text:style-name="P16">Número de investigadores participantes: 10</text:p>
      <text:p text:style-name="P16"/>
      <text:p text:style-name="P8"/>
      <text:p text:style-name="P9"><text:soft-page-break/></text:p>
      <text:p text:style-name="P9"/>
      <text:p text:style-name="P9"/>
      <text:p text:style-name="P9">Título del proyecto: Biomarcadores en la Enfermedad de Parkinson (SAIOTEK-BIOPARK)</text:p>
      <text:p text:style-name="P9">Entidad financiadora: Departamento de Industria – Gobierno Vasco</text:p>
      <text:p text:style-name="P9">Entidades participantes: grupo ISG (UPV-EHU) – <text:s/>Hospital Donostia</text:p>
      <text:p text:style-name="P8">Duración, <text:s/>desde: 1-1-2011<text:tab/><text:tab/>hasta: 31-12-2012<text:tab/><text:tab/>Cuantía de la subvención: 2.457,94</text:p>
      <text:p text:style-name="P8">Investigador responsable: I. Inza</text:p>
      <text:p text:style-name="P5">Número de investigadores participantes: 10</text:p>
      <text:p text:style-name="P5"/>
      <text:p text:style-name="P9"/>
      <text:p text:style-name="P9">Título del proyecto: Modelos gráficos probabilísticos en problemas de clasificación supervisada multi-dimensionales. Aplicaciones en bioinformática (TIN2008-06815-C02-01) (MEC08/04)</text:p>
      <text:p text:style-name="P9">Entidad financiadora: Ministerio de Ciencia e Innovación</text:p>
      <text:p text:style-name="P9">Entidades participantes: grupo ISG (UPV-EHU)</text:p>
      <text:p text:style-name="P8">Duración, <text:s/>desde: 1-1-2009<text:tab/><text:tab/>hasta: 31-12-2010<text:tab/><text:tab/>Cuantía de la subvención: 120.000</text:p>
      <text:p text:style-name="P8">Investigador responsable: J.A. Lozano</text:p>
      <text:p text:style-name="P5">Número de investigadores participantes: 9</text:p>
      <text:p text:style-name="P5"/>
      <text:p text:style-name="P9"/>
      <text:p text:style-name="P9">Título del proyecto: Red Temática de investigación <text:s/>cooperativa en <text:s/>biomedicina <text:s/>computacional – RETICS <text:s/>COMBIOMED</text:p>
      <text:p text:style-name="P14"><text:span text:style-name="T20">Entidad financiadora: </text:span><text:span text:style-name="T21">Instituto de Salud Carlos III – Convocatoria RETICS</text:span></text:p>
      <text:p text:style-name="P9">Entidades participantes: 15 grupos de biomedicina y bioinformática de España</text:p>
      <text:p text:style-name="P8">Duración, <text:s/>desde: 1-1-2007<text:tab/><text:tab/>hasta: 31-12-2010<text:tab/><text:tab/>Cuantía de la subvención: 75.607,47</text:p>
      <text:p text:style-name="P8">Investigador responsable: F. Martín (general), José Antonio Lozano (subproyecto ISG-CCIA-UPV)</text:p>
      <text:p text:style-name="P5">Número de investigadores participantes: </text:p>
      <text:p text:style-name="P5"/>
      <text:p text:style-name="P9">Título del proyecto: Genómica y proteómica de la autoinmunidad (SAI10/55) (SAIOTEK 2010)</text:p>
      <text:p text:style-name="P9">Entidad financiadora: Departamento de Industria - Gobierno Vasco</text:p>
      <text:p text:style-name="P9">Entidades participantes: 2 grupos de investigación <text:s/>de la UPV-EHU</text:p>
      <text:p text:style-name="P9">Duración, <text:s/>desde: 1-1-2010<text:tab/><text:tab/>hasta: 31-12-2011<text:tab/><text:tab/>Cuantía de la subvención: 6.633,40</text:p>
      <text:p text:style-name="P9">Investigador responsable: J.A. Lozano </text:p>
      <text:p text:style-name="P9">Número de investigadores participantes: 12</text:p>
      <text:p text:style-name="P16"/>
      <text:p text:style-name="P8"/>
      <text:p text:style-name="P12">Título del proyecto: Factores genéticos de riesgo implicados en enfermedades autoinmunes del tipo del lupus eritematoso sistémico (SAI09/51) (SAIOTEK 2009)</text:p>
      <text:p text:style-name="P12">Entidad financiadora: Departamento de Industria - Gobierno Vasco</text:p>
      <text:p text:style-name="P12">Entidades participantes: 2 grupos de investigación <text:s/>de la UPV-EHU</text:p>
      <text:p text:style-name="P12">Duración, <text:s/>desde: 1-1-2009<text:tab/><text:tab/>hasta: 31-12-2010<text:tab/><text:tab/>Cuantía de la subvención: 12.647,64</text:p>
      <text:p text:style-name="P12">Investigador responsable: J.A. Lozano</text:p>
      <text:p text:style-name="P4">Número de investigadores participantes: 12</text:p>
      <text:p text:style-name="P4"/>
      <text:p text:style-name="P12"><text:soft-page-break/></text:p>
      <text:p text:style-name="P12">Título del proyecto: Determinación de marcadores genéticos de estadío de cáncer colorectal y resistencia a quimioterapia en cáncer colorectal (SAI07/42) (SAIOTEK 2007)</text:p>
      <text:p text:style-name="P12">Entidad financiadora: Departamento de Industria - Gobierno Vasco</text:p>
      <text:p text:style-name="P12">Entidades participantes: grupo de investigación ISG, Centro Tecnológico GAIKER</text:p>
      <text:p text:style-name="P12">Duración, <text:s/>desde: 1-1-2007<text:tab/><text:tab/>hasta: 31-12-2008<text:tab/><text:tab/>Cuantía de la subvención: 16.724,87</text:p>
      <text:p text:style-name="P12">Investigador responsable: I. Inza</text:p>
      <text:p text:style-name="P4">Número de investigadores participantes: 10</text:p>
      <text:p text:style-name="P4"/>
      <text:p text:style-name="P14"/>
      <text:p text:style-name="P14"><text:span text:style-name="T20">Título del proyecto: </text:span><text:span text:style-name="T10">Investigación estratégica y desarrollo tecnológico en procesos de señalización celular e integración bioinformática de proteómica y metabolómica (ETORTEK BIOGUNE-06) (ETORTEK - PROMETA)</text:span></text:p>
      <text:p text:style-name="P14"><text:span text:style-name="T20">Entidad financiadora: </text:span><text:span text:style-name="T21">Departamento de Industria - Gobierno Vasco</text:span></text:p>
      <text:p text:style-name="P14"><text:span text:style-name="T20">Entidades participantes: CIC Biogune, Empresa NorayBio, CEIT y 4 grupos de investigación de la </text:span><text:span text:style-name="T21">UPV/EHU</text:span></text:p>
      <text:p text:style-name="P8">Duración, <text:s/>desde: 1-1-2006<text:tab/><text:tab/>hasta: 31-12-2008<text:tab/><text:tab/>Cuantía de la subvención: 63.750</text:p>
      <text:p text:style-name="P8">Investigador responsable: I. Inza </text:p>
      <text:p text:style-name="P4">Número de investigadores participantes: alrededor de 40</text:p>
      <text:p text:style-name="P4"/>
      <text:p text:style-name="P14"/>
      <text:p text:style-name="P14"><text:span text:style-name="T20">Título del proyecto: </text:span><text:span text:style-name="T21">Generación de conocimiento en biología molecular, genómica funcional, proteómica, y microtecnologías orientado a la mejora de la calidad de vida (ETORTEK03/14) (ETORTEK - BIOGUNE)</text:span></text:p>
      <text:p text:style-name="P14"><text:span text:style-name="T20">Entidad financiadora: </text:span><text:span text:style-name="T21">Departamento de Industria - Gobierno Vasco</text:span></text:p>
      <text:p text:style-name="P14"><text:span text:style-name="T20">Entidades participantes: <text:s/></text:span><text:span text:style-name="T21">Centro de Investigación GAIKER, Departamento de Genética, Antropología Física y Fisiología Animal - UPV/EHU, Departamento CCIA - UPV/EHU, Hospital de Cruces - Barakaldo</text:span></text:p>
      <text:p text:style-name="P8">Duración, <text:s/>desde: 1-1-2003<text:tab/><text:tab/>hasta: 31-12-2005<text:tab/><text:tab/>Cuantía de la subvención: 61.859</text:p>
      <text:p text:style-name="P8">Investigador responsable: P. Larrañaga</text:p>
      <text:p text:style-name="P4">Número de investigadores participantes: 12</text:p>
      <text:p text:style-name="P4"/>
      <text:p text:style-name="P14"/>
      <text:p text:style-name="P14"><text:span text:style-name="T20">Título del proyecto: </text:span><text:span text:style-name="T21">Modelización de las interacciones entre genes por medio de redes Bayesianas y redes Gaussianas</text:span></text:p>
      <text:p text:style-name="P14"><text:span text:style-name="T20">Entidad financiadora: </text:span><text:span text:style-name="T21">Fondo de Investigaciones Sanitarias</text:span></text:p>
      <text:p text:style-name="P14"><text:span text:style-name="T20">Entidades participantes: </text:span><text:span text:style-name="T21">grupo ISG - UPV/EHU, Departamento CCIA - Universidad de Granada, Centro</text:span></text:p>
      <text:p text:style-name="P11">Nacional de Investigaciones Oncológicas</text:p>
      <text:p text:style-name="P8">Duración, <text:s/>desde: 1-11-2002<text:tab/><text:tab/>hasta: 1-11-2004<text:tab/><text:tab/>Cuantía de la subvención: 4.945</text:p>
      <text:p text:style-name="P8">Investigador responsable: P. Larrañaga</text:p>
      <text:p text:style-name="P4">Número de investigadores participantes: 9</text:p>
      <text:p text:style-name="P4"/>
      <text:p text:style-name="P10"/>
      <text:p text:style-name="P10"/>
      <text:p text:style-name="P10"/>
      <text:p text:style-name="P10"><text:soft-page-break/></text:p>
      <text:p text:style-name="P10">Título del proyecto: Aprendizaje de modelos gráficos probabilísticos. Aplicación al Clustering con datos de expresión genética, (TIC2001-2973-C05-03)</text:p>
      <text:p text:style-name="P8">Entidad financiadora: Ministerio de Ciencia y Tecnología</text:p>
      <text:p text:style-name="P13"><text:span text:style-name="T20">Entidades participantes: Universidad de Granada, Universidad de Almería, Universidad de Castilla La Mancha, UNED, grupo ISG </text:span><text:span text:style-name="T21">Universidad del País Vasco</text:span></text:p>
      <text:p text:style-name="P8">Duración, <text:s/>desde: 28-12-2001<text:tab/><text:tab/>hasta: 30-6-2005<text:tab/><text:tab/>Cuantía de la subvención: 72.031,30</text:p>
      <text:p text:style-name="P8">Investigador responsable: P. Larrañaga</text:p>
      <text:p text:style-name="P4">Número de investigadores participantes: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Narrow" svg:font-family="'Arial Narrow'"/>
    <style:font-face style:name="Arial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ehenetsia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_31_._20_izenburua" style:display-name="1. izenburua" style:family="paragraph" style:default-outline-level="">
      <style:paragraph-properties fo:margin-left="0cm" fo:margin-right="0cm" fo:margin-top="0.423cm" fo:margin-bottom="0.212cm" style:contextual-spacing="false" fo:text-align="center" style:justify-single-word="false" fo:orphans="2" fo:widows="2" fo:text-indent="0cm" style:auto-text-indent="false" fo:keep-with-next="always" style:vertical-align="auto"/>
      <style:text-properties fo:color="#000000" style:font-name="Arial" fo:font-family="Arial" style:font-family-generic="roman" fo:font-size="12pt" fo:language="es" fo:country="ES" fo:font-weight="bold" style:letter-kerning="true" style:font-name-asian="Lohit Hindi" style:font-family-asian="'Lohit Hindi'" style:font-family-generic-asian="system" style:font-size-asian="12pt" style:language-asian="es" style:country-asian="ES" style:font-weight-asian="bold" style:font-name-complex="Arial1" style:font-family-complex="Arial" style:font-family-generic-complex="system" style:font-size-complex="12pt" style:language-complex="ar" style:country-complex="SA" style:font-weight-complex="bold"/>
    </style:style>
    <style:style style:name="Izenburua" style:family="paragraph" style:parent-style-name="Lehenetsia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" fo:font-family="Arial" style:font-family-generic="roman" fo:font-size="14pt" fo:language="eu" fo:country="none" style:letter-kerning="true" style:font-name-asian="Lohit Hindi" style:font-family-asian="'Lohit Hindi'" style:font-family-generic-asian="system" style:font-size-asian="14pt" style:language-asian="zh" style:country-asian="CN" style:font-name-complex="Droid Sans Fallback1" style:font-family-complex="'Droid Sans Fallback'" style:font-family-generic-complex="system" style:font-size-complex="14pt" style:language-complex="hi" style:country-complex="IN"/>
    </style:style>
    <style:style style:name="Testu-gorputza" style:family="paragraph" style:parent-style-name="Lehenetsi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Zerrenda" style:family="paragraph" style:parent-style-name="Testu-gorputz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Epigrafea" style:family="paragraph" style:parent-style-name="Lehenetsia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fo:font-style="italic" style:letter-kerning="true" style:font-name-asian="Lohit Hindi" style:font-family-asian="'Lohit Hindi'" style:font-family-generic-asian="system" style:font-size-asian="12pt" style:language-asian="zh" style:country-asian="CN" style:font-style-asian="italic" style:font-name-complex="Droid Sans Fallback1" style:font-family-complex="'Droid Sans Fallback'" style:font-family-generic-complex="system" style:font-size-complex="12pt" style:language-complex="hi" style:country-complex="IN" style:font-style-complex="italic"/>
    </style:style>
    <style:style style:name="Indizea" style:family="paragraph" style:parent-style-name="Lehenetsia" style:default-outline-level="">
      <style:paragraph-properties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Titulua" style:family="paragraph" style:parent-style-name="Izenburua" style:default-outline-level="">
      <style:paragraph-properties fo:margin-left="0cm" fo:margin-right="0cm" fo:margin-top="0.423cm" fo:margin-bottom="0.212cm" style:contextual-spacing="false" fo:text-align="center" style:justify-single-word="false" fo:orphans="2" fo:widows="2" fo:text-indent="0cm" style:auto-text-indent="false" fo:keep-with-next="always" style:vertical-align="auto"/>
      <style:text-properties fo:color="#000000" style:font-name="Times New Roman" fo:font-family="'Times New Roman'" style:font-family-generic="roman" fo:font-size="12pt" fo:language="es" fo:country="ES" fo:font-weight="bold" style:letter-kerning="true" style:font-name-asian="Lohit Hindi" style:font-family-asian="'Lohit Hindi'" style:font-family-generic-asian="system" style:font-size-asian="12pt" style:language-asian="es" style:country-asian="ES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Azpititulua" style:family="paragraph" style:parent-style-name="Izenburua" style:default-outline-level="">
      <style:paragraph-properties fo:margin-top="0.423cm" fo:margin-bottom="0.212cm" style:contextual-spacing="false" fo:text-align="center" style:justify-single-word="false" fo:orphans="0" fo:widows="0" fo:keep-with-next="always"/>
      <style:text-properties fo:color="#000000" style:font-name="Arial" fo:font-family="Arial" style:font-family-generic="roman" fo:font-size="14pt" fo:language="eu" fo:country="none" fo:font-style="italic" style:letter-kerning="true" style:font-name-asian="Lohit Hindi" style:font-family-asian="'Lohit Hindi'" style:font-family-generic-asian="system" style:font-size-asian="14pt" style:language-asian="zh" style:country-asian="CN" style:font-style-asian="italic" style:font-name-complex="Droid Sans Fallback1" style:font-family-complex="'Droid Sans Fallback'" style:font-family-generic-complex="system" style:font-size-complex="14pt" style:language-complex="hi" style:country-complex="IN" style:font-style-complex="italic"/>
    </style:style>
    <style:style style:name="Orri-oina" style:family="paragraph" style:parent-style-name="Lehenetsia" style:default-outline-level="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family="'Times New Roman'" style:font-family-generic="roman" fo:font-size="12pt" fo:language="es" fo:country="ES" style:letter-kerning="true" style:font-name-asian="Lohit Hindi" style:font-family-asian="'Lohit Hindi'" style:font-family-generic-asian="system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Markoaren_20_edukia" style:display-name="Markoaren edukia" style:family="paragraph" style:parent-style-name="Testu-gorputz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Internet_20_esteka" style:display-name="Internet esteka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rri-oin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12pt" fo:language="es" fo:country="ES" style:letter-kerning="true" style:font-name-asian="Lohit Hindi" style:font-size-asian="12pt" style:language-asian="es" style:country-asian="ES" style:font-name-complex="Times New Roman1" style:font-size-complex="12pt" style:language-complex="ar" style:country-complex="SA"/>
    </style:style>
    <style:style style:name="MP2" style:family="paragraph" style:parent-style-name="Orri-oina">
      <style:paragraph-properties fo:margin-left="0cm" fo:margin-right="0cm" fo:text-align="start" style:justify-single-word="false" fo:orphans="2" fo:widows="2" fo:text-indent="0cm" style:auto-text-indent="false" fo:padding="0cm" fo:border="non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center" style:horizontal-rel="paragraph" fo:background-color="#ffffff" style:background-transparency="100%" fo:padding="0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-0.002cm" svg:width="0.041cm" draw:z-index="3"><draw:text-box fo:min-height="0.041cm"><text:p text:style-name="MP2"><text:page-number text:select-page="current">7</text:page-number></text:p></draw:text-box></draw:frame></text:p>
      </style:footer>
      <style:footer-first>
        <text:p text:style-name="MP1"><draw:frame draw:style-name="Mfr1" draw:name="Marco2" text:anchor-type="paragraph" svg:y="-0.002cm" svg:width="0.041cm" draw:z-index="5"><draw:text-box fo:min-height="0.041cm"><text:p text:style-name="MP2"><text:page-number text:select-page="current">2</text:page-number></text:p></draw:text-box></draw:frame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CIÓN Y CALIDAD DE LOS TITULOS PROPIOS</dc:title>
    <meta:initial-creator>lgzelasn</meta:initial-creator>
    <meta:creation-date>2005-01-31T10:37:00</meta:creation-date>
    <dc:date>2014-12-22T10:52:17.169641822</dc:date>
    <meta:print-date>2014-08-08T16:14:00</meta:print-date>
    <meta:generator>LibreOffice/4.2.7.2$Linux_X86_64 LibreOffice_project/420m0$Build-2</meta:generator>
    <dc:creator>inza </dc:creator>
    <meta:editing-duration>PT3M41S</meta:editing-duration>
    <meta:editing-cycles>4</meta:editing-cycles>
    <meta:document-statistic meta:table-count="0" meta:image-count="0" meta:object-count="0" meta:page-count="7" meta:paragraph-count="165" meta:word-count="1673" meta:character-count="13018" meta:non-whitespace-character-count="11393"/>
  </office:meta>
</office:document-meta>
</file>